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6.54pt"/>
    </style:style>
    <style:style style:name="co2" style:family="table-column">
      <style:table-column-properties fo:break-before="auto" style:column-width="119.59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02.39pt"/>
    </style:style>
    <style:style style:name="co6" style:family="table-column">
      <style:table-column-properties fo:break-before="auto" style:column-width="107.04pt"/>
    </style:style>
    <style:style style:name="co7" style:family="table-column">
      <style:table-column-properties fo:break-before="auto" style:column-width="93.54pt"/>
    </style:style>
    <style:style style:name="co8" style:family="table-column">
      <style:table-column-properties fo:break-before="auto" style:column-width="14pt"/>
    </style:style>
    <style:style style:name="co9" style:family="table-column">
      <style:table-column-properties fo:break-before="auto" style:column-width="19.59pt"/>
    </style:style>
    <style:style style:name="ro1" style:family="table-row">
      <style:table-row-properties style:row-height="15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/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utation </text:p>
          </table:table-cell>
          <table:table-cell table:style-name="ce2" office:value-type="string" calcext:value-type="string">
            <text:p>Accuracy yes/no RF</text:p>
          </table:table-cell>
          <table:table-cell table:style-name="ce5" office:value-type="string" calcext:value-type="string">
            <text:p>Accuracy count RF</text:p>
          </table:table-cell>
          <table:table-cell table:style-name="ce5"/>
          <table:table-cell table:style-name="ce14" table:number-columns-repeated="2"/>
          <table:table-cell table:style-name="ce16"/>
        </table:table-row>
        <table:table-row table:style-name="ro2">
          <table:table-cell office:value-type="string" calcext:value-type="string">
            <text:p>variants_impact_HIGH</text:p>
          </table:table-cell>
          <table:table-cell table:style-name="ce3" office:value-type="float" office:value="78.41" calcext:value-type="float">
            <text:p>78.41</text:p>
          </table:table-cell>
          <table:table-cell table:style-name="ce3" office:value-type="float" office:value="77.84" calcext:value-type="float">
            <text:p>77.84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impact_LOW</text:p>
          </table:table-cell>
          <table:table-cell table:style-name="ce3" office:value-type="float" office:value="82.95" calcext:value-type="float">
            <text:p>82.95</text:p>
          </table:table-cell>
          <table:table-cell table:style-name="ce3" office:value-type="float" office:value="78.98" calcext:value-type="float">
            <text:p>78.98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impact_MODERATE</text:p>
          </table:table-cell>
          <table:table-cell table:style-name="ce3" office:value-type="float" office:value="82.39" calcext:value-type="float">
            <text:p>82.39</text:p>
          </table:table-cell>
          <table:table-cell table:style-name="ce3" office:value-type="float" office:value="84.09" calcext:value-type="float">
            <text:p>84.09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impact_MODIFIER</text:p>
          </table:table-cell>
          <table:table-cell table:style-name="ce3" office:value-type="float" office:value="82.39" calcext:value-type="float">
            <text:p>82.39</text:p>
          </table:table-cell>
          <table:table-cell table:style-name="ce3" office:value-type="float" office:value="78.41" calcext:value-type="float">
            <text:p>78.41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3_prime_UTR_variant</text:p>
          </table:table-cell>
          <table:table-cell table:style-name="ce3" office:value-type="float" office:value="19.89" calcext:value-type="float">
            <text:p>19.89</text:p>
          </table:table-cell>
          <table:table-cell table:style-name="ce6" office:value-type="float" office:value="19.89" calcext:value-type="float">
            <text:p>19.89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5_prime_UTR_premature_start_codon_gain_variant</text:p>
          </table:table-cell>
          <table:table-cell table:style-name="ce3" office:value-type="float" office:value="19.89" calcext:value-type="float">
            <text:p>19.89</text:p>
          </table:table-cell>
          <table:table-cell table:style-name="ce7" office:value-type="float" office:value="19.89" calcext:value-type="float">
            <text:p>19.89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5_prime_UTR_variant</text:p>
          </table:table-cell>
          <table:table-cell table:style-name="ce3" office:value-type="float" office:value="19.89" calcext:value-type="float">
            <text:p>19.89</text:p>
          </table:table-cell>
          <table:table-cell table:style-name="ce8" office:value-type="float" office:value="19.89" calcext:value-type="float">
            <text:p>19.89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conservative_inframe_deletion</text:p>
          </table:table-cell>
          <table:table-cell table:style-name="ce3" office:value-type="float" office:value="77.77" calcext:value-type="float">
            <text:p>77.77</text:p>
          </table:table-cell>
          <table:table-cell table:style-name="ce3" office:value-type="float" office:value="78.94" calcext:value-type="float">
            <text:p>78.94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conservative_inframe_insertion</text:p>
          </table:table-cell>
          <table:table-cell table:style-name="ce3" office:value-type="float" office:value="68.71" calcext:value-type="float">
            <text:p>68.71</text:p>
          </table:table-cell>
          <table:table-cell table:style-name="ce3" office:value-type="float" office:value="75.57" calcext:value-type="float">
            <text:p>75.57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disruptive_inframe_deletion</text:p>
          </table:table-cell>
          <table:table-cell table:style-name="ce3" office:value-type="float" office:value="81.25" calcext:value-type="float">
            <text:p>81.25</text:p>
          </table:table-cell>
          <table:table-cell table:style-name="ce3" office:value-type="float" office:value="77.27" calcext:value-type="float">
            <text:p>77.27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frameshift_variant</text:p>
          </table:table-cell>
          <table:table-cell table:style-name="ce3" office:value-type="float" office:value="82.39" calcext:value-type="float">
            <text:p>82.39</text:p>
          </table:table-cell>
          <table:table-cell table:style-name="ce3" office:value-type="float" office:value="77.27" calcext:value-type="float">
            <text:p>77.27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initiator_codon_variant</text:p>
          </table:table-cell>
          <table:table-cell table:style-name="ce3" office:value-type="float" office:value="19.89" calcext:value-type="float">
            <text:p>19.89</text:p>
          </table:table-cell>
          <table:table-cell table:style-name="ce9" office:value-type="float" office:value="19.89" calcext:value-type="float">
            <text:p>19.89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intron_variant</text:p>
          </table:table-cell>
          <table:table-cell table:style-name="ce3" office:value-type="float" office:value="80.68" calcext:value-type="float">
            <text:p>80.68</text:p>
          </table:table-cell>
          <table:table-cell table:style-name="ce3" office:value-type="float" office:value="78.98" calcext:value-type="float">
            <text:p>78.98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missense_variant</text:p>
          </table:table-cell>
          <table:table-cell table:style-name="ce3" office:value-type="float" office:value="82.95" calcext:value-type="float">
            <text:p>82.95</text:p>
          </table:table-cell>
          <table:table-cell table:style-name="ce3" office:value-type="float" office:value="85.23" calcext:value-type="float">
            <text:p>85.23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splice_acceptor_variant</text:p>
          </table:table-cell>
          <table:table-cell table:style-name="ce3" office:value-type="float" office:value="49.85" calcext:value-type="float">
            <text:p>49.85</text:p>
          </table:table-cell>
          <table:table-cell table:style-name="ce10" office:value-type="float" office:value="49.85" calcext:value-type="float">
            <text:p>49.85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splice_donor_variant</text:p>
          </table:table-cell>
          <table:table-cell table:style-name="ce3" office:value-type="float" office:value="48.67" calcext:value-type="float">
            <text:p>48.67</text:p>
          </table:table-cell>
          <table:table-cell table:style-name="ce11" office:value-type="float" office:value="48.67" calcext:value-type="float">
            <text:p>48.67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splice_region_variant</text:p>
          </table:table-cell>
          <table:table-cell table:style-name="ce3" office:value-type="float" office:value="78.98" calcext:value-type="float">
            <text:p>78.98</text:p>
          </table:table-cell>
          <table:table-cell table:style-name="ce3" office:value-type="float" office:value="80.08" calcext:value-type="float">
            <text:p>80.08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start_lost</text:p>
          </table:table-cell>
          <table:table-cell table:number-columns-repeated="2" table:style-name="ce3" office:value-type="float" office:value="80.04" calcext:value-type="float">
            <text:p>80.04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stop_gained</text:p>
          </table:table-cell>
          <table:table-cell table:style-name="ce3" office:value-type="float" office:value="77.84" calcext:value-type="float">
            <text:p>77.84</text:p>
          </table:table-cell>
          <table:table-cell table:style-name="ce3" office:value-type="float" office:value="77.27" calcext:value-type="float">
            <text:p>77.27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stop_lost</text:p>
          </table:table-cell>
          <table:table-cell table:style-name="ce3" office:value-type="float" office:value="62.92" calcext:value-type="float">
            <text:p>62.92</text:p>
          </table:table-cell>
          <table:table-cell table:style-name="ce12" office:value-type="float" office:value="62.92" calcext:value-type="float">
            <text:p>62.92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stop_retained_variant</text:p>
          </table:table-cell>
          <table:table-cell table:style-name="ce3" office:value-type="float" office:value="46.17" calcext:value-type="float">
            <text:p>46.17</text:p>
          </table:table-cell>
          <table:table-cell table:style-name="ce13" office:value-type="float" office:value="46.17" calcext:value-type="float">
            <text:p>46.17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variants_effect_synonymous_variant</text:p>
          </table:table-cell>
          <table:table-cell table:style-name="ce3" office:value-type="float" office:value="81.82" calcext:value-type="float">
            <text:p>81.82</text:p>
          </table:table-cell>
          <table:table-cell table:style-name="ce3" office:value-type="float" office:value="79.55" calcext:value-type="float">
            <text:p>79.55</text:p>
          </table:table-cell>
          <table:table-cell table:style-name="ce3"/>
          <table:table-cell table:style-name="ce15"/>
          <table:table-cell table:number-columns-repeated="2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Sheet1.B1:Sheet1.D5 Sheet1.B9:Sheet1.D12 Sheet1.B6:Sheet1.B8 Sheet1.D6:Sheet1.D8 Sheet1.B14:Sheet1.D15 Sheet1.B13:Sheet1.B13 Sheet1.D13:Sheet1.D13 Sheet1.B18:Sheet1.D20 Sheet1.B16:Sheet1.B17 Sheet1.D16:Sheet1.D17 Sheet1.B23:Sheet1.D1048576 Sheet1.B21:Sheet1.B22 Sheet1.D21:Sheet1.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:Sheet1.C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:Sheet1.C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:Sheet1.C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3:Sheet1.C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6:Sheet1.C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7:Sheet1.C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2:Sheet1.C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1:Sheet1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7" table:default-cell-style-name="Default"/>
        <table:table-column table:style-name="co8" table:number-columns-repeated="9" table:default-cell-style-name="ce17"/>
        <table:table-column table:style-name="co9" table:number-columns-repeated="7" table:default-cell-style-name="ce17"/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Resistoflay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liflay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lermon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mpania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oeing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azio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hal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igeo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ladonia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eerkat</text:p>
          </table:table-cell>
          <table:table-cell table:number-columns-repeated="16"/>
        </table:table-row>
        <table:table-row table:style-name="ro2">
          <table:table-cell/>
          <table:table-cell table:style-name="Default" table:number-columns-repeated="16"/>
        </table:table-row>
        <table:table-row table:style-name="ro2">
          <table:table-cell office:value-type="string" calcext:value-type="string">
            <text:p>Events</text:p>
          </table:table-cell>
          <table:table-cell table:style-name="Default" table:number-columns-repeated="16"/>
        </table:table-row>
        <table:table-row table:style-name="ro2">
          <table:table-cell table:style-name="ce16" office:value-type="string" calcext:value-type="string">
            <text:p>Pfs1_1792 missing</text:p>
          </table:table-cell>
          <table:table-cell table:style-name="Default"/>
          <table:table-cell table:style-name="ce18"/>
          <table:table-cell table:style-name="Default" table:number-columns-repeated="4"/>
          <table:table-cell table:style-name="ce18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style-name="ce18"/>
          <table:table-cell table:style-name="Default"/>
        </table:table-row>
        <table:table-row table:style-name="ro2">
          <table:table-cell table:style-name="ce16" office:value-type="string" calcext:value-type="string">
            <text:p>Pfs1_1509 missing</text:p>
          </table:table-cell>
          <table:table-cell table:style-name="Default" table:number-columns-repeated="11"/>
          <table:table-cell table:style-name="ce18"/>
          <table:table-cell table:style-name="Default"/>
          <table:table-cell table:style-name="ce18"/>
          <table:table-cell table:style-name="Default" table:number-columns-repeated="2"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 office:value-type="string" calcext:value-type="string">
            <text:p>07ca2bf2-9203-4592-b722-ff41eb2d21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7df619e-d030-4d8d-a2d3-03602b9ac52f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b1b16c6-50d3-44e5-b315-bbd16a306e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11520379-2ee3-4447-b96f-d828636ee63b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705655-822a-40c4-9e40-5566c1630fb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c65d36-9e09-4d89-ab15-586f581224e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328fbc8-8c85-4e7b-a11a-1f2fc1875ea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6a58ef5-0d9f-4c5f-8411-2a9981ec5ef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7ce960c-6ca0-4022-8e5e-cc9c43baaa9f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dd8ce74-dce9-4df7-aa26-5dd75c2eb0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33075246-569c-49c6-bc2c-8211d46870b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34314b21-2ddb-4417-80fa-8287931665b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35210663-2196-49d8-851a-ef37208950f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35b20c77-b911-437c-9e48-769144dfa00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37d5bc27-4020-41ec-9d10-20da31160d56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3c0a6c05-7588-436b-b66c-6a640110d01c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3ce8a56a-c85a-438b-aae1-a8cedec63c2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052ffad-130c-4fe7-bc20-5b3f301b030b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4228d1bc-69e3-4c19-92b0-6d20bc0da3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24eeaf6-5b21-40ef-a698-13eb9f6b26c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459e95e3-0123-4e09-8f12-780e8043e05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4b734dfc-a9a5-48aa-8739-93d8f0544d8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d974110-f577-4e6e-81db-578292ebe76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51439f92-c021-42e6-9f8e-ca4fe0d90c5f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548c9e2c-a35e-491c-be1d-d160e2a0c59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5556b420-60e5-4252-8644-905edc27760b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6db96bf-ce39-46f5-ab99-5583ae7392c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5cf92296-59c3-4f98-aa36-4b663c60f3cb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5f4e5cad-3736-4a27-924b-5cea063a73b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60947d55-814c-4372-ba3d-c0fcec131d7b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0c9cd88-5109-41f6-a1d5-52d799fcb92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660f6c72-ce63-4070-91d6-e2b09a5302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75f0c7f-1d57-4e82-8565-5fd4e3d2fa7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70054df3-12d3-45e1-bd4c-ff88291b3e0c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708b1019-69bf-4618-a8f2-912ca447279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13fb2b0-af5e-422e-83ed-43dbcea18dc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724e7c09-f644-46df-8d08-86670a9f2be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7268146e-c1fe-40a7-bc05-888eb8f10f3c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7a3ad5b9-94e9-4806-8d8d-dc0c0cb677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045c640-1c6f-417e-a386-a2d920f946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077d7fc-2e67-4b78-984a-ace9415e47a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16cbde8-d50b-4717-9ec1-1c5e953c57d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8af350b-bec7-4cc3-ad6f-a6c8d0e40de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88f8495a-35f2-4990-a516-038dce4d705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8a1a8a33-238c-41e0-97a6-f59ab8de15d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8a5904a7-2326-4b36-8db8-cbe6de7251fd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8dd5d139-c476-4310-85b8-f89f664634d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8f3cf966-6808-47b5-b405-4dd6eab03fb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91c69c09-e359-4954-8daa-3f8e4f23ebe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9441f90b-fece-4684-9fcd-c957e207086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96b9448e-8af7-43b3-b7d3-dd78b46886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9cade58c-4477-4a83-bfc1-2f54f0f4f87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19c5594-f30d-42a0-9fe7-62a7ce05aeb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3e73eab-394e-4739-b931-1c2fcc9d5b3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a4cb1820-856f-4567-8dfa-f53046b2c3db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5b2eed6-9aca-44e5-b972-f79e795359e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b33d26a7-30c5-467e-84c3-402cb2b45dd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b3c36c72-dc1d-48b0-8008-69c4c7106def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624c992-75dd-4d7b-9997-010034c5747b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b84c16ad-5a51-42b9-b813-ca18534113ea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bc579356-1d6b-4b5e-b2e3-0c8bfc42c7a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120cae8-08d1-49ea-b22d-b69376cd077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c1e8030d-6859-4629-8416-33ce89b01e3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c2843de4-07d6-45b7-8bac-8bb759efcb9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c3fb67da-4e88-4dc9-a72d-89a5830c240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58be0f7-96e6-4329-b5ef-4928b4197a4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c7e32dbc-33e0-4289-bc38-58c06a2fdfaa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c9c24eaa-b28a-42a1-9e13-e5a55d90cdc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cccff4fb-c882-4d52-a7a9-ec46b1e0d93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d3d9030-c6bd-492b-bc9a-3b6f1c0190f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dd72c8c-5c41-4352-8257-6f99c470b99b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f85b20c-cd43-463f-9ac7-5f609b5ebbdc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d084d722-b180-4f59-a788-aa516a213c9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d31ea0d2-5dbf-43ce-b18c-8ed5c8f6c4ed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4fa42f8-ed1b-47c1-9910-f7ede7b6478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d6074c11-8241-4fe1-a4d8-72eea3efd3bc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db9552fd-ac7a-40aa-bd73-26c5705ad09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928662a-5ed0-4a4a-9548-43d358a739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ae8cdc5-0876-450d-a6bf-9cf0193bd22f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ed4caea2-1fa1-49d1-a59e-d4ff7f2f555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ef004967-0dfb-4d71-81d1-ce74200f18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1c5e1a6-3be2-4ddd-857d-8f492f3233d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f3489cfa-8ad9-474e-b7e7-1308cebbbf0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5ff79a6-b2e9-4967-8e1b-410355e92cb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f639a9fb-4205-412d-b845-76b3e789899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640d217-ef76-4dc6-8437-799a91ed46ef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78820ac-fbe4-4891-a0ea-56562529c79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0:35:31.467965836</meta:creation-date>
    <dc:date>2018-08-09T16:43:53.215338319</dc:date>
    <meta:editing-duration>PT1H52M38S</meta:editing-duration>
    <meta:editing-cycles>7</meta:editing-cycles>
    <meta:generator>LibreOffice/5.1.6.2$Linux_X86_64 LibreOffice_project/10m0$Build-2</meta:generator>
    <meta:document-statistic meta:table-count="3" meta:cell-count="273" meta:object-count="0"/>
  </office:meta>
</office:document-meta>
</file>